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artic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na</text:p>
          </table:table-cell>
          <table:table-cell office:value-type="float" office:value="337184513" calcext:value-type="float">
            <text:p>3371845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ted States</text:p>
          </table:table-cell>
          <table:table-cell office:value-type="float" office:value="126753744" calcext:value-type="float">
            <text:p>1267537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nce</text:p>
          </table:table-cell>
          <table:table-cell office:value-type="float" office:value="80404111" calcext:value-type="float">
            <text:p>80404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zil</text:p>
          </table:table-cell>
          <table:table-cell office:value-type="float" office:value="40278282" calcext:value-type="float">
            <text:p>402782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ia</text:p>
          </table:table-cell>
          <table:table-cell office:value-type="float" office:value="25296581" calcext:value-type="float">
            <text:p>252965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ng Kong</text:p>
          </table:table-cell>
          <table:table-cell office:value-type="float" office:value="19295749" calcext:value-type="float">
            <text:p>192957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donesia</text:p>
          </table:table-cell>
          <table:table-cell office:value-type="float" office:value="17171446" calcext:value-type="float">
            <text:p>171714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rmany</text:p>
          </table:table-cell>
          <table:table-cell office:value-type="float" office:value="15117965" calcext:value-type="float">
            <text:p>151179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xico</text:p>
          </table:table-cell>
          <table:table-cell office:value-type="float" office:value="11334419" calcext:value-type="float">
            <text:p>113344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an</text:p>
          </table:table-cell>
          <table:table-cell office:value-type="float" office:value="10875894" calcext:value-type="float">
            <text:p>108758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urkey</text:p>
          </table:table-cell>
          <table:table-cell office:value-type="float" office:value="10129329" calcext:value-type="float">
            <text:p>101293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iwan</text:p>
          </table:table-cell>
          <table:table-cell office:value-type="float" office:value="9148370" calcext:value-type="float">
            <text:p>91483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land</text:p>
          </table:table-cell>
          <table:table-cell office:value-type="float" office:value="9085822" calcext:value-type="float">
            <text:p>90858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pan</text:p>
          </table:table-cell>
          <table:table-cell office:value-type="float" office:value="8754554" calcext:value-type="float">
            <text:p>87545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uth Korea</text:p>
          </table:table-cell>
          <table:table-cell office:value-type="float" office:value="7815803" calcext:value-type="float">
            <text:p>78158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nada</text:p>
          </table:table-cell>
          <table:table-cell office:value-type="float" office:value="7646508" calcext:value-type="float">
            <text:p>76465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ingapore</text:p>
          </table:table-cell>
          <table:table-cell office:value-type="float" office:value="7367274" calcext:value-type="float">
            <text:p>73672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ussia</text:p>
          </table:table-cell>
          <table:table-cell office:value-type="float" office:value="6786310" calcext:value-type="float">
            <text:p>67863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therlands</text:p>
          </table:table-cell>
          <table:table-cell office:value-type="float" office:value="5950058" calcext:value-type="float">
            <text:p>59500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lombia</text:p>
          </table:table-cell>
          <table:table-cell office:value-type="float" office:value="5629422" calcext:value-type="float">
            <text:p>56294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2T08:16:35.633271239</meta:creation-date>
    <dc:date>2022-02-12T08:18:51.808965715</dc:date>
    <meta:editing-duration>PT2M16S</meta:editing-duration>
    <meta:editing-cycles>1</meta:editing-cycles>
    <meta:generator>LibreOffice/7.1.3.2$MacOSX_X86_64 LibreOffice_project/47f78053abe362b9384784d31a6e56f8511eb1c1</meta:generator>
    <meta:document-statistic meta:table-count="1" meta:cell-count="63" meta:object-count="0"/>
  </office:meta>
</office:document-meta>
</file>